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5E0000015E07BF47EC0.png" manifest:media-type=""/>
  <manifest:file-entry manifest:full-path="Pictures/10000000000015E0000015E0F9974C3A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Sans" fo:font-size="34pt" officeooo:rsid="0000b511" officeooo:paragraph-rsid="0000b511"/>
    </style:style>
    <style:style style:name="P2" style:family="paragraph" style:parent-style-name="Standard">
      <style:text-properties style:font-name="FreeSans" fo:font-size="8pt" officeooo:rsid="0000b511" officeooo:paragraph-rsid="0000b511"/>
    </style:style>
    <style:style style:name="T1" style:family="text">
      <style:text-properties fo:font-size="32pt"/>
    </style:style>
    <style:style style:name="T2" style:family="text">
      <style:text-properties fo:font-size="30pt"/>
    </style:style>
    <style:style style:name="T3" style:family="text">
      <style:text-properties fo:font-size="28pt"/>
    </style:style>
    <style:style style:name="T4" style:family="text">
      <style:text-properties fo:font-size="26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width="3.706cm" svg:height="3.706cm" draw:z-index="0"><draw:image xlink:href="Pictures/10000000000015E0000015E0F9974C3A.png" xlink:type="simple" xlink:show="embed" xlink:actuate="onLoad"/></draw:frame></text:p>
      <text:p text:style-name="P1"><text:s text:c="4"/>Test </text:p>
      <text:p text:style-name="P1"><text:s text:c="4"/>time</text:p>
      <text:p text:style-name="P1"/>
      <text:p text:style-name="P1"><text:s text:c="3"/></text:p>
      <text:p text:style-name="P1"><draw:frame draw:style-name="fr2" draw:name="graphics2" text:anchor-type="paragraph" svg:width="3.769cm" svg:height="3.769cm" draw:z-index="1"><draw:image xlink:href="Pictures/10000000000015E0000015E07BF47EC0.png" xlink:type="simple" xlink:show="embed" xlink:actuate="onLoad"/></draw:frame> <text:s text:c="3"/></text:p>
      <text:p text:style-name="P1"><text:tab/>St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4:36:36.852400985</meta:creation-date>
    <meta:print-date>2014-04-28T14:39:24.521575584</meta:print-date>
    <dc:date>2014-04-28T15:43:58.523490889</dc:date>
    <meta:editing-duration>PT52M21S</meta:editing-duration>
    <meta:editing-cycles>1</meta:editing-cycles>
    <meta:document-statistic meta:table-count="0" meta:image-count="2" meta:object-count="0" meta:page-count="1" meta:paragraph-count="5" meta:word-count="3" meta:character-count="29" meta:non-whitespace-character-count="12"/>
    <meta:generator>LibreOffice/4.1.3.2$Linux_X86_64 LibreOffice_project/410m0$Build-2</meta:generator>
  </office:meta>
</office:document-meta>
</file>